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eamCheckin.describeCheckin( com . starbase . starteam . File remo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rTeamCheckin.setAddUncontrolled( boolean addUncontrol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Map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in.setCreateFolders( boolean argCreateFo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in.createSnapshotView( View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in.visit( Folder starteamFolder , java . io . File targetFol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tarTeamCheckin.StarTeamCheck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Map.processUncontrolledItem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rTeamCheckin.testPre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rTeamCheckin.logOperationDescription( Folder starteamrootFolder , java . io . File targetrootFol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arTeamCheckin.processFile( com . starbase . starteam . File each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tarTeamCheckin.isAddUncontro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in.setUnlocked( boolean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rTeamCheckin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Checkin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